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8534537F79C778B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mpletely Fair Scheduler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>Vortrag von Lukas Essig und Peter Müll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ot-Schwarz-Baum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Funktionsweise CF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3.1.2$Linux_X86_64 LibreOffice_project/30m0$Build-2</meta:generator>
    <dc:title>Bright Blue</dc:title>
    <meta:document-statistic meta:object-count="34"/>
  </office:meta>
</office:document-meta>
</file>